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MMM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32.8">
            <text:p>132,8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6">
            <text:p>6,00%</text:p>
          </table:table-cell>
          <table:table-cell table:style-name="Default"/>
          <table:table-cell table:style-name="ce5" table:formula="of:=[.D20]+[.D19]" office:value-type="currency" office:currency="USD" office:value="242.383931848522">
            <text:p>$242,38</text:p>
          </table:table-cell>
          <table:table-cell table:style-name="ce5" table:formula="of:=[.F2]-[.B3]/[.B4]" office:value-type="currency" office:currency="USD" office:value="217.841470843323">
            <text:p>$217,84</text:p>
          </table:table-cell>
          <table:table-cell table:style-name="ce15" table:formula="of:=[.G2]/1.13" office:value-type="currency" office:currency="EUR" office:value="192.780062693206">
            <text:p>192,78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4.161">
            <text:p>14,161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">
            <text:p>8,00%</text:p>
          </table:table-cell>
          <table:table-cell table:style-name="Default"/>
          <table:table-cell table:style-name="ce7" table:formula="of:=[.G19]+[.G20]" office:value-type="currency" office:currency="USD" office:value="191.809022203001">
            <text:p>$191,81</text:p>
          </table:table-cell>
          <table:table-cell table:style-name="ce7" table:formula="of:=[.F3]-[.B3]/[.B4]" office:value-type="currency" office:currency="USD" office:value="167.266561197802">
            <text:p>$167,27</text:p>
          </table:table-cell>
          <table:table-cell table:style-name="ce16" table:formula="of:=[.G3]/1.13" office:value-type="currency" office:currency="EUR" office:value="148.023505484781">
            <text:p>148,02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47.201360425278">
            <text:p>147,20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577">
            <text:p>0,577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36.588992971288">
            <text:p>$136,59</text:p>
          </table:table-cell>
          <table:table-cell table:style-name="ce14" table:formula="of:=[.F4]-[.B3]/[.B4]" office:value-type="currency" office:currency="USD" office:value="112.046531966089">
            <text:p>$112,05</text:p>
          </table:table-cell>
          <table:table-cell table:style-name="ce17" table:formula="of:=[.G4]/1.13" office:value-type="currency" office:currency="EUR" office:value="99.1562229788398">
            <text:p>99,16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0.12">
            <text:p>$10,12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8">
            <text:p>18</text:p>
          </table:table-cell>
          <table:table-cell table:style-name="Default"/>
          <table:table-cell table:style-name="ce1"/>
          <table:table-cell table:style-name="Default"/>
          <table:table-cell table:style-name="ce4" office:value-type="string">
            <text:p>10 % Discoun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5.06">
            <text:p>$5,06</text:p>
          </table:table-cell>
          <table:table-cell table:style-name="ce5"/>
          <table:table-cell table:style-name="ce5" table:formula="of:=[.B8]/(1+[.D2])^(1/4)" office:value-type="currency" office:currency="USD" office:value="4.98682411013768">
            <text:p>$4,99</text:p>
          </table:table-cell>
          <table:table-cell table:style-name="ce7" table:formula="of:=[.B5]/2" office:value-type="currency" office:currency="USD" office:value="5.06">
            <text:p>$5,06</text:p>
          </table:table-cell>
          <table:table-cell table:style-name="ce7"/>
          <table:table-cell table:style-name="ce7" table:formula="of:=[.E8]/(1+[.D3])^(1/4)" office:value-type="currency" office:currency="USD" office:value="4.96357487976551">
            <text:p>$4,96</text:p>
          </table:table-cell>
          <table:table-cell table:style-name="ce8" table:formula="of:=[.B5]/2" office:value-type="currency" office:currency="USD" office:value="5.06">
            <text:p>$5,06</text:p>
          </table:table-cell>
          <table:table-cell table:style-name="ce8"/>
          <table:table-cell table:style-name="ce8" table:formula="of:=[.H8]/(1+[.D4])^(1/4)" office:value-type="currency" office:currency="USD" office:value="4.94085769376213">
            <text:p>$4,9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0.4236">
            <text:p>$10,42</text:p>
          </table:table-cell>
          <table:table-cell office:value-type="percentage" office:value="0.03">
            <text:p>3,00%</text:p>
          </table:table-cell>
          <table:table-cell table:formula="of:=[.B9]/(1+[.$D$2])^[.A9]" office:value-type="currency" office:currency="USD" office:value="9.83358490566038">
            <text:p>$9,83</text:p>
          </table:table-cell>
          <table:table-cell table:formula="of:=[.B5]*(1+[.F9])" office:value-type="currency" office:currency="USD" office:value="10.3224">
            <text:p>$10,32</text:p>
          </table:table-cell>
          <table:table-cell office:value-type="percentage" office:value="0.02">
            <text:p>2,00%</text:p>
          </table:table-cell>
          <table:table-cell table:formula="of:=[.E9]/(1+[.$D$3])^[.A9]" office:value-type="currency" office:currency="USD" office:value="9.55777777777778">
            <text:p>$9,56</text:p>
          </table:table-cell>
          <table:table-cell table:formula="of:=[.B5]*(1+[.I9])" office:value-type="currency" office:currency="USD" office:value="10.2212">
            <text:p>$10,22</text:p>
          </table:table-cell>
          <table:table-cell office:value-type="percentage" office:value="0.01">
            <text:p>1,00%</text:p>
          </table:table-cell>
          <table:table-cell table:formula="of:=[.H9]/(1+[.$D$4])^[.A9]" office:value-type="currency" office:currency="USD" office:value="9.292">
            <text:p>$9,2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0.94478">
            <text:p>$10,94</text:p>
          </table:table-cell>
          <table:table-cell office:value-type="percentage" office:value="0.05">
            <text:p>5,00%</text:p>
          </table:table-cell>
          <table:table-cell table:formula="of:=[.B10]/(1+[.$D$2])^[.A10]" office:value-type="currency" office:currency="USD" office:value="9.74081523673905">
            <text:p>$9,74</text:p>
          </table:table-cell>
          <table:table-cell table:formula="of:=[.E9]*(1+[.F10])" office:value-type="currency" office:currency="USD" office:value="10.683684">
            <text:p>$10,68</text:p>
          </table:table-cell>
          <table:table-cell office:value-type="percentage" office:value="0.035">
            <text:p>3,50%</text:p>
          </table:table-cell>
          <table:table-cell table:formula="of:=[.E10]/(1+[.$D$3])^[.A10]" office:value-type="currency" office:currency="USD" office:value="9.15953703703704">
            <text:p>$9,16</text:p>
          </table:table-cell>
          <table:table-cell table:formula="of:=[.H9]*(1+[.I10])" office:value-type="currency" office:currency="USD" office:value="10.323412">
            <text:p>$10,32</text:p>
          </table:table-cell>
          <table:table-cell office:value-type="percentage" office:value="0.01">
            <text:p>1,00%</text:p>
          </table:table-cell>
          <table:table-cell table:formula="of:=[.H10]/(1+[.$D$4])^[.A10]" office:value-type="currency" office:currency="USD" office:value="8.53174545454545">
            <text:p>$8,5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1.3825712">
            <text:p>$11,38</text:p>
          </table:table-cell>
          <table:table-cell office:value-type="percentage" office:value="0.04">
            <text:p>4,00%</text:p>
          </table:table-cell>
          <table:table-cell table:formula="of:=[.B11]/(1+[.$D$2])^[.A11]" office:value-type="currency" office:currency="USD" office:value="9.55702627000813">
            <text:p>$9,56</text:p>
          </table:table-cell>
          <table:table-cell table:formula="of:=[.E10]*(1+[.F11])" office:value-type="currency" office:currency="USD" office:value="11.00419452">
            <text:p>$11,00</text:p>
          </table:table-cell>
          <table:table-cell office:value-type="percentage" office:value="0.03">
            <text:p>3,00%</text:p>
          </table:table-cell>
          <table:table-cell table:formula="of:=[.E11]/(1+[.$D$3])^[.A11]" office:value-type="currency" office:currency="USD" office:value="8.73548439643347">
            <text:p>$8,74</text:p>
          </table:table-cell>
          <table:table-cell table:formula="of:=[.H10]*(1+[.I11])" office:value-type="currency" office:currency="USD" office:value="10.323412">
            <text:p>$10,32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USD" office:value="7.75613223140496">
            <text:p>$7,7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1.837874048">
            <text:p>$11,84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USD" office:value="9.37670501963061">
            <text:p>$9,38</text:p>
          </table:table-cell>
          <table:table-cell table:formula="of:=[.E11]*(1+[.F12])" office:value-type="currency" office:currency="USD" office:value="11.3343203556">
            <text:p>$11,33</text:p>
          </table:table-cell>
          <table:table-cell office:value-type="percentage" office:value="0.03">
            <text:p>3,00%</text:p>
          </table:table-cell>
          <table:table-cell table:formula="of:=[.E12]/(1+[.$D$3])^[.A12]" office:value-type="currency" office:currency="USD" office:value="8.33106382252451">
            <text:p>$8,33</text:p>
          </table:table-cell>
          <table:table-cell table:formula="of:=[.H11]*(1+[.I12])" office:value-type="currency" office:currency="USD" office:value="10.323412">
            <text:p>$10,32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7.05102930127723">
            <text:p>$7,0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2.31138900992">
            <text:p>$12,31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9.19978605699608">
            <text:p>$9,20</text:p>
          </table:table-cell>
          <table:table-cell table:formula="of:=[.E12]*(1+[.F13])" office:value-type="currency" office:currency="USD" office:value="11.674349966268">
            <text:p>$11,67</text:p>
          </table:table-cell>
          <table:table-cell office:value-type="percentage" office:value="0.03">
            <text:p>3,00%</text:p>
          </table:table-cell>
          <table:table-cell table:formula="of:=[.E13]/(1+[.$D$3])^[.A13]" office:value-type="currency" office:currency="USD" office:value="7.94536642333356">
            <text:p>$7,95</text:p>
          </table:table-cell>
          <table:table-cell table:formula="of:=[.H12]*(1+[.I13])" office:value-type="currency" office:currency="USD" office:value="10.323412">
            <text:p>$10,32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6.41002663752476">
            <text:p>$6,4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2.8038445703168">
            <text:p>$12,80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9.02620518799615">
            <text:p>$9,03</text:p>
          </table:table-cell>
          <table:table-cell table:formula="of:=[.E13]*(1+[.F14])" office:value-type="currency" office:currency="USD" office:value="12.024580465256">
            <text:p>$12,02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USD" office:value="7.57752538521627">
            <text:p>$7,58</text:p>
          </table:table-cell>
          <table:table-cell table:formula="of:=[.H13]*(1+[.I14])" office:value-type="currency" office:currency="USD" office:value="10.323412">
            <text:p>$10,32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5.82729694320432">
            <text:p>$5,8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3.3159983531295">
            <text:p>$13,32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8.85589942973207">
            <text:p>$8,86</text:p>
          </table:table-cell>
          <table:table-cell table:formula="of:=[.E14]*(1+[.F15])" office:value-type="currency" office:currency="USD" office:value="12.3853178792137">
            <text:p>$12,39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USD" office:value="7.22671402478959">
            <text:p>$7,23</text:p>
          </table:table-cell>
          <table:table-cell table:formula="of:=[.H14]*(1+[.I15])" office:value-type="currency" office:currency="USD" office:value="10.323412">
            <text:p>$10,32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5.29754267564029">
            <text:p>$5,3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3.8486382872547">
            <text:p>$13,85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8.68880698766165">
            <text:p>$8,69</text:p>
          </table:table-cell>
          <table:table-cell table:formula="of:=[.E15]*(1+[.F16])" office:value-type="currency" office:currency="USD" office:value="12.7568774155901">
            <text:p>$12,76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USD" office:value="6.89214393104933">
            <text:p>$6,89</text:p>
          </table:table-cell>
          <table:table-cell table:formula="of:=[.H15]*(1+[.I16])" office:value-type="currency" office:currency="USD" office:value="10.323412">
            <text:p>$10,32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4.81594788694572">
            <text:p>$4,8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4.4025838187448">
            <text:p>$14,40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8.52486723317747">
            <text:p>$8,52</text:p>
          </table:table-cell>
          <table:table-cell table:formula="of:=[.E16]*(1+[.F17])" office:value-type="currency" office:currency="USD" office:value="13.1395837380578">
            <text:p>$13,14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6.57306319350075">
            <text:p>$6,57</text:p>
          </table:table-cell>
          <table:table-cell table:formula="of:=[.H16]*(1+[.I17])" office:value-type="currency" office:currency="USD" office:value="10.323412">
            <text:p>$10,32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4.37813444267793">
            <text:p>$4,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4.9786871714946">
            <text:p>$14,98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8.36402068160808">
            <text:p>$8,36</text:p>
          </table:table-cell>
          <table:table-cell table:formula="of:=[.E17]*(1+[.F18])" office:value-type="currency" office:currency="USD" office:value="13.5337712501996">
            <text:p>$13,53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6.26875471232016">
            <text:p>$6,27</text:p>
          </table:table-cell>
          <table:table-cell table:formula="of:=[.H17]*(1+[.I18])" office:value-type="currency" office:currency="USD" office:value="10.323412">
            <text:p>$10,32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3.9801222206163">
            <text:p>$3,98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96.1545411193474">
            <text:p>$96,15</text:p>
          </table:table-cell>
          <table:table-cell/>
          <table:table-cell table:style-name="ce7"/>
          <table:table-cell table:formula="of:=SUM([.G8:.G18])" office:value-type="currency" office:currency="USD" office:value="83.2310055837479">
            <text:p>$83,23</text:p>
          </table:table-cell>
          <table:table-cell/>
          <table:table-cell table:style-name="ce8"/>
          <table:table-cell table:formula="of:=SUM([.J8:.J18])" office:value-type="currency" office:currency="USD" office:value="68.2808354875991">
            <text:p>$68,28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69.616369086903">
            <text:p>$269,62</text:p>
          </table:table-cell>
          <table:table-cell table:style-name="ce5"/>
          <table:table-cell table:formula="of:=[.B20]/(1+[.D2])^([.A18]+1/2)" office:value-type="currency" office:currency="USD" office:value="146.229390729175">
            <text:p>$146,23</text:p>
          </table:table-cell>
          <table:table-cell table:formula="of:=[.E18]*[.D5]" office:value-type="currency" office:currency="USD" office:value="243.607882503592">
            <text:p>$243,61</text:p>
          </table:table-cell>
          <table:table-cell table:style-name="ce7"/>
          <table:table-cell table:formula="of:=[.E20]/(1+[.D3])^([.A18]+1/2)" office:value-type="currency" office:currency="USD" office:value="108.578016619253">
            <text:p>$108,58</text:p>
          </table:table-cell>
          <table:table-cell table:formula="of:=[.H18]*[.D5]" office:value-type="currency" office:currency="USD" office:value="185.821416">
            <text:p>$185,82</text:p>
          </table:table-cell>
          <table:table-cell table:style-name="ce8"/>
          <table:table-cell table:formula="of:=[.H20]/(1+[.D4])^([.A18]+1/2)" office:value-type="currency" office:currency="USD" office:value="68.3081574836892">
            <text:p>$68,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0">20.03.2022</text:date>, <text:time>10:41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3-20T10:41:51.83</dc:date>
    <dc:creator>aaa </dc:creator>
    <meta:editing-duration>P2DT17H8M59S</meta:editing-duration>
    <meta:editing-cycles>42</meta:editing-cycles>
    <meta:generator>OpenOffice/4.1.5$Win32 OpenOffice.org_project/415m1$Build-9789</meta:generator>
    <meta:document-statistic meta:table-count="5" meta:cell-count="692" meta:object-count="0"/>
  </office:meta>
</office:document-meta>
</file>